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justify" style:justify-single-word="false"/>
      <style:text-properties style:font-name="Arial" officeooo:paragraph-rsid="001a5e8f"/>
    </style:style>
    <style:style style:name="P2" style:family="paragraph" style:parent-style-name="Standard">
      <style:paragraph-properties fo:line-height="150%" fo:text-align="justify" style:justify-single-word="false"/>
      <style:text-properties style:font-name="Arial" officeooo:paragraph-rsid="001b399f"/>
    </style:style>
    <style:style style:name="P3" style:family="paragraph" style:parent-style-name="Standard">
      <style:paragraph-properties fo:line-height="150%" fo:text-align="justify" style:justify-single-word="false"/>
      <style:text-properties style:font-name="Arial" officeooo:paragraph-rsid="001f0e3c"/>
    </style:style>
    <style:style style:name="P4" style:family="paragraph" style:parent-style-name="Standard">
      <style:paragraph-properties fo:line-height="150%" fo:text-align="justify" style:justify-single-word="false"/>
      <style:text-properties style:font-name="Arial" officeooo:rsid="0000d0d6" officeooo:paragraph-rsid="001a5e8f"/>
    </style:style>
    <style:style style:name="P5" style:family="paragraph" style:parent-style-name="Standard">
      <style:paragraph-properties fo:line-height="150%" fo:text-align="justify" style:justify-single-word="false"/>
      <style:text-properties style:font-name="Arial" officeooo:rsid="0000d0d6" officeooo:paragraph-rsid="001b399f"/>
    </style:style>
    <style:style style:name="P6" style:family="paragraph" style:parent-style-name="Standard">
      <style:paragraph-properties fo:line-height="150%" fo:text-align="justify" style:justify-single-word="false"/>
      <style:text-properties style:font-name="Arial" officeooo:rsid="0000d0d6" officeooo:paragraph-rsid="0020de68"/>
    </style:style>
    <style:style style:name="P7" style:family="paragraph" style:parent-style-name="Standard">
      <style:paragraph-properties fo:line-height="150%" fo:text-align="justify" style:justify-single-word="false"/>
      <style:text-properties style:font-name="Arial" style:text-underline-style="solid" style:text-underline-width="auto" style:text-underline-color="font-color" officeooo:rsid="0000f5f3" officeooo:paragraph-rsid="001a5e8f"/>
    </style:style>
    <style:style style:name="P8" style:family="paragraph" style:parent-style-name="Standard">
      <style:paragraph-properties fo:line-height="150%" fo:text-align="justify" style:justify-single-word="false"/>
      <style:text-properties style:font-name="Arial" officeooo:rsid="001b399f" officeooo:paragraph-rsid="001b399f"/>
    </style:style>
    <style:style style:name="P9" style:family="paragraph" style:parent-style-name="Standard">
      <style:paragraph-properties fo:text-align="center" style:justify-single-word="false"/>
      <style:text-properties fo:font-weight="bold" officeooo:rsid="001a5e8f" officeooo:paragraph-rsid="001a5e8f" style:font-weight-asian="bold" style:font-weight-complex="bold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1e2d4" style:font-weight-asian="bold" style:font-weight-complex="bold"/>
    </style:style>
    <style:style style:name="T4" style:family="text">
      <style:text-properties fo:font-weight="bold" officeooo:rsid="00229296" style:font-weight-asian="bold" style:font-weight-complex="bold"/>
    </style:style>
    <style:style style:name="T5" style:family="text">
      <style:text-properties officeooo:rsid="0000d0d6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style:text-underline-style="solid" style:text-underline-width="auto" style:text-underline-color="font-color" officeooo:rsid="0000d0d6"/>
    </style:style>
    <style:style style:name="T8" style:family="text">
      <style:text-properties officeooo:rsid="0001e2d4"/>
    </style:style>
    <style:style style:name="T9" style:family="text">
      <style:text-properties officeooo:rsid="0000f5f3"/>
    </style:style>
    <style:style style:name="T10" style:family="text">
      <style:text-properties officeooo:rsid="001a5e8f"/>
    </style:style>
    <style:style style:name="T11" style:family="text">
      <style:text-properties officeooo:rsid="0013c089"/>
    </style:style>
    <style:style style:name="T12" style:family="text">
      <style:text-properties officeooo:rsid="001431fa"/>
    </style:style>
    <style:style style:name="T13" style:family="text">
      <style:text-properties officeooo:rsid="001b399f"/>
    </style:style>
    <style:style style:name="T14" style:family="text">
      <style:text-properties officeooo:rsid="0020de68"/>
    </style:style>
    <style:style style:name="T15" style:family="text">
      <style:text-properties officeooo:rsid="0022929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PACKAGE AUTHENTIFICATION</text:p>
      <text:p text:style-name="Standard"/>
      <text:p text:style-name="Standard"/>
      <text:p text:style-name="P1"><text:span text:style-name="T1">Cas d’utilisation </text:span>N°<text:span text:style-name="T5">1.</text:span><text:span text:style-name="T10">1</text:span>: <text:span text:style-name="T10">se connecter à l’application </text:span></text:p>
      <text:p text:style-name="P1"><text:span text:style-name="T7">Acteur(s)</text:span><text:span text:style-name="T5"> : </text:span><text:span text:style-name="T8">Visiteur</text:span></text:p>
      <text:p text:style-name="P4"><text:span text:style-name="T6">Description</text:span> : L’utilisateur s’authentifie à l’application</text:p>
      <text:p text:style-name="P4"><text:span text:style-name="T6">Pré-condition </text:span>: <text:span text:style-name="T10">Aucune <text:s/></text:span></text:p>
      <text:p text:style-name="P1"><text:span text:style-name="T7">Démarrage </text:span><text:span text:style-name="T5">: L’utilisateur se rend sur le site de l’application</text:span></text:p>
      <text:p text:style-name="P4"><text:span text:style-name="T6">Scénario nominal</text:span> : </text:p>
      <text:p text:style-name="P1"><text:span text:style-name="T9">1</text:span>/ Le système demande un identifiant et un mot de passe pour s’identifier</text:p>
      <text:p text:style-name="P1"><text:span text:style-name="T9">2</text:span>/ L’utilisateur entre ces données</text:p>
      <text:p text:style-name="P1"><text:span text:style-name="T13">3</text:span>/ Le système <text:span text:style-name="T10">vérifie les données</text:span></text:p>
      <text:p text:style-name="P1"><text:span text:style-name="T13">4</text:span>/ Le système <text:span text:style-name="T10">connecte l’utilisateur à son compte</text:span></text:p>
      <text:p text:style-name="P7">Extension :</text:p>
      <text:p text:style-name="P3"><text:span text:style-name="T9">3</text:span>a/ Le système constate qu’un ingrédient est manquant. <text:span text:style-name="T3">Point d’e</text:span><text:span text:style-name="T2">xtension </text:span>: « ingrédients manquants » - <text:span text:style-name="T4">Cas d’utilisation n°1.2</text:span><text:span text:style-name="T15"> : créer son compte</text:span></text:p>
      <text:p text:style-name="P1"/>
      <text:p text:style-name="P2"><text:span text:style-name="T1">Cas d’utilisation</text:span> n°1.2 : <text:span text:style-name="T5">cré</text:span><text:span text:style-name="T9">er</text:span><text:span text:style-name="T5"> son compte</text:span></text:p>
      <text:p text:style-name="P2"><text:span text:style-name="T7">Acteur(s)</text:span><text:span text:style-name="T5"> : </text:span><text:span text:style-name="T8">visiteur</text:span></text:p>
      <text:p text:style-name="P5"><text:span text:style-name="T6">Description</text:span> : L’utilisateur <text:span text:style-name="T11">enregistre ces données dans le système pour créer un compte</text:span></text:p>
      <text:p text:style-name="P6"><text:span text:style-name="T6">Pré-condition </text:span>: <text:span text:style-name="T14">c</text:span><text:span text:style-name="T9">as d’</text:span><text:span text:style-name="T14">u</text:span><text:span text:style-name="T9">tilisation N°1.1 point d’extension « utilisateur sans compte ».</text:span></text:p>
      <text:p text:style-name="P2"><text:span text:style-name="T7">Démarrage </text:span><text:span text:style-name="T5">: L’utilisateur se rend sur le site de l’application </text:span><text:span text:style-name="T9">et n’est pas reconnu ou n’a pas d’identifiant.</text:span></text:p>
      <text:p text:style-name="P2"><text:span text:style-name="T7">Scénario nominal</text:span><text:span text:style-name="T5"> : </text:span></text:p>
      <text:p text:style-name="P2">1/ Le système demande des informations complémentaires : nom, prénom, adresse, numéro de téléphone, étages, digicode, adresse mail et mot de passe...</text:p>
      <text:p text:style-name="P2">2/ L’utilisateur entre <text:span text:style-name="T12">l</text:span>es informations <text:span text:style-name="T12">demandées et les valide</text:span></text:p>
      <text:p text:style-name="P2">3/ Le système enregistre ces informations <text:span text:style-name="T12">et inscrit l’utilisateur</text:span></text:p>
      <text:p text:style-name="P8">4/ L’utilisateur a créé son compte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29T17:44:50.010000000</meta:creation-date>
    <dc:date>2021-10-01T17:21:36.276000000</dc:date>
    <meta:editing-duration>PT35M43S</meta:editing-duration>
    <meta:editing-cycles>4</meta:editing-cycles>
    <meta:generator>LibreOffice/7.1.0.3$Windows_X86_64 LibreOffice_project/f6099ecf3d29644b5008cc8f48f42f4a40986e4c</meta:generator>
    <meta:document-statistic meta:table-count="0" meta:image-count="0" meta:object-count="0" meta:page-count="1" meta:paragraph-count="23" meta:word-count="193" meta:character-count="1280" meta:non-whitespace-character-count="1105"/>
  </office:meta>
</office:document-meta>
</file>